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 svg:font-family="'Times New Roma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000000" style:text-line-through-style="none" style:text-line-through-type="none" style:font-name="Liberation Serif" style:text-underline-style="none" fo:font-weight="normal" officeooo:rsid="00271017" officeooo:paragraph-rsid="0025e10f" style:font-weight-asian="normal" style:font-weight-complex="normal"/>
    </style:style>
    <style:style style:name="P2" style:family="paragraph" style:parent-style-name="Standard">
      <style:text-properties style:font-name="Liberation Serif" officeooo:rsid="001dfbd4" officeooo:paragraph-rsid="001dfbd4"/>
    </style:style>
    <style:style style:name="P3" style:family="paragraph" style:parent-style-name="Standard">
      <style:text-properties style:font-name="Liberation Serif" fo:font-weight="bold" officeooo:rsid="001dfbd4" officeooo:paragraph-rsid="001dfbd4" style:font-weight-asian="bold" style:font-weight-complex="bold"/>
    </style:style>
    <style:style style:name="P4" style:family="paragraph" style:parent-style-name="Standard">
      <style:text-properties style:font-name="Liberation Serif" fo:font-weight="bold" officeooo:rsid="001dfbd4" officeooo:paragraph-rsid="00259bdf" style:font-weight-asian="bold" style:font-weight-complex="bold"/>
    </style:style>
    <style:style style:name="P5" style:family="paragraph" style:parent-style-name="Standard">
      <style:text-properties style:font-name="Liberation Serif" fo:font-weight="bold" officeooo:rsid="00259bdf" officeooo:paragraph-rsid="00259bdf" style:font-weight-asian="bold" style:font-weight-complex="bold"/>
    </style:style>
    <style:style style:name="P6" style:family="paragraph" style:parent-style-name="Standard">
      <style:text-properties style:font-name="Liberation Serif" fo:font-weight="bold" officeooo:rsid="001fe348" officeooo:paragraph-rsid="001fe348" style:font-weight-asian="bold" style:font-weight-complex="bold"/>
    </style:style>
    <style:style style:name="P7" style:family="paragraph" style:parent-style-name="Standard">
      <style:text-properties style:font-name="Liberation Serif" fo:font-weight="bold" officeooo:rsid="0023029d" officeooo:paragraph-rsid="0023029d" style:font-weight-asian="bold" style:font-weight-complex="bold"/>
    </style:style>
    <style:style style:name="P8" style:family="paragraph" style:parent-style-name="Standard">
      <style:text-properties style:font-name="Liberation Serif" fo:font-weight="normal" officeooo:rsid="001eddaa" officeooo:paragraph-rsid="001f924e" style:font-weight-asian="normal" style:font-weight-complex="normal"/>
    </style:style>
    <style:style style:name="P9" style:family="paragraph" style:parent-style-name="Standard">
      <style:text-properties style:font-name="Liberation Serif" fo:font-weight="normal" officeooo:rsid="001eddaa" officeooo:paragraph-rsid="00259bdf" style:font-weight-asian="normal" style:font-weight-complex="normal"/>
    </style:style>
    <style:style style:name="P10" style:family="paragraph" style:parent-style-name="Standard">
      <style:text-properties style:font-name="Liberation Serif" fo:font-weight="normal" officeooo:rsid="001eddaa" officeooo:paragraph-rsid="001dfbd4" style:font-weight-asian="normal" style:font-weight-complex="normal"/>
    </style:style>
    <style:style style:name="P11" style:family="paragraph" style:parent-style-name="Standard">
      <style:text-properties style:font-name="Liberation Serif" fo:font-weight="normal" officeooo:rsid="001fd0af" officeooo:paragraph-rsid="001f924e" style:font-weight-asian="normal" style:font-weight-complex="normal"/>
    </style:style>
    <style:style style:name="P12" style:family="paragraph" style:parent-style-name="Standard">
      <style:text-properties style:font-name="Liberation Serif" fo:font-weight="normal" officeooo:rsid="00220fb4" officeooo:paragraph-rsid="001fe348" style:font-weight-asian="normal" style:font-weight-complex="normal"/>
    </style:style>
    <style:style style:name="P13" style:family="paragraph" style:parent-style-name="Standard">
      <style:text-properties style:font-name="Liberation Serif" fo:font-weight="normal" officeooo:rsid="0023029d" officeooo:paragraph-rsid="0023029d" style:font-weight-asian="normal" style:font-weight-complex="normal"/>
    </style:style>
    <style:style style:name="P14" style:family="paragraph" style:parent-style-name="Standard">
      <style:text-properties style:font-name="Liberation Serif" fo:font-weight="normal" officeooo:rsid="001edb87" officeooo:paragraph-rsid="001f924e" style:font-weight-asian="normal" style:font-weight-complex="normal"/>
    </style:style>
    <style:style style:name="P15" style:family="paragraph" style:parent-style-name="Text_20_body">
      <style:paragraph-properties fo:line-height="107%"/>
      <style:text-properties style:font-name="Liberation Serif" officeooo:paragraph-rsid="0028e8d3"/>
    </style:style>
    <style:style style:name="P16" style:family="paragraph" style:parent-style-name="Text_20_body">
      <style:text-properties style:font-name="Liberation Serif" fo:font-weight="bold" officeooo:rsid="001f924e" officeooo:paragraph-rsid="0028e8d3" style:font-weight-asian="bold" style:font-weight-complex="bold"/>
    </style:style>
    <style:style style:name="P17" style:family="paragraph" style:parent-style-name="Standard">
      <style:text-properties style:font-name="Liberation Serif" fo:font-weight="normal" officeooo:rsid="001eddaa" officeooo:paragraph-rsid="001dfbd4" style:font-weight-asian="normal" style:font-weight-complex="normal"/>
    </style:style>
    <style:style style:name="P18" style:family="paragraph" style:parent-style-name="Standard" style:list-style-name="L1">
      <style:text-properties style:font-name="Liberation Serif" fo:font-weight="normal" officeooo:rsid="0025e10f" officeooo:paragraph-rsid="00259bdf" style:font-weight-asian="normal" style:font-weight-complex="normal"/>
    </style:style>
    <style:style style:name="P19" style:family="paragraph" style:parent-style-name="Standard" style:list-style-name="L1">
      <style:text-properties style:font-name="Liberation Serif" fo:font-weight="normal" officeooo:rsid="0025e10f" officeooo:paragraph-rsid="0025e10f" style:font-weight-asian="normal" style:font-weight-complex="normal"/>
    </style:style>
    <style:style style:name="P20" style:family="paragraph" style:parent-style-name="Standard" style:list-style-name="L1">
      <style:text-properties style:font-name="Liberation Serif" fo:font-weight="bold" officeooo:rsid="00259bdf" officeooo:paragraph-rsid="00259bdf" style:font-weight-asian="bold" style:font-weight-complex="bold"/>
    </style:style>
    <style:style style:name="P21" style:family="paragraph" style:parent-style-name="Standard" style:list-style-name="L1">
      <style:text-properties style:font-name="Liberation Serif" officeooo:rsid="0025e10f" officeooo:paragraph-rsid="0025e10f"/>
    </style:style>
    <style:style style:name="P22" style:family="paragraph" style:parent-style-name="Standard" style:list-style-name="L1">
      <style:text-properties fo:color="#000000" style:text-line-through-style="none" style:text-line-through-type="none" style:font-name="Liberation Serif" style:text-underline-style="none" fo:font-weight="normal" officeooo:rsid="0025e10f" officeooo:paragraph-rsid="0025e10f"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db87" style:font-weight-asian="normal" style:font-weight-complex="normal"/>
    </style:style>
    <style:style style:name="T3" style:family="text">
      <style:text-properties fo:font-weight="normal" officeooo:rsid="001eddaa" style:font-weight-asian="normal" style:font-weight-complex="normal"/>
    </style:style>
    <style:style style:name="T4" style:family="text">
      <style:text-properties fo:font-weight="normal" officeooo:rsid="001f924e" style:font-weight-asian="normal" style:font-weight-complex="normal"/>
    </style:style>
    <style:style style:name="T5" style:family="text">
      <style:text-properties fo:font-weight="normal" officeooo:rsid="00217d87" style:font-weight-asian="normal" style:font-weight-complex="normal"/>
    </style:style>
    <style:style style:name="T6" style:family="text">
      <style:text-properties fo:font-weight="normal" officeooo:rsid="00220fb4" style:font-weight-asian="normal" style:font-weight-complex="normal"/>
    </style:style>
    <style:style style:name="T7" style:family="text">
      <style:text-properties fo:font-weight="normal" officeooo:rsid="0023620d" style:font-weight-asian="normal" style:font-weight-complex="normal"/>
    </style:style>
    <style:style style:name="T8" style:family="text">
      <style:text-properties fo:font-weight="normal" officeooo:rsid="00252807" style:font-weight-asian="normal" style:font-weight-complex="normal"/>
    </style:style>
    <style:style style:name="T9" style:family="text">
      <style:text-properties fo:font-weight="normal" officeooo:rsid="0025e10f" style:font-weight-asian="normal" style:font-weight-complex="normal"/>
    </style:style>
    <style:style style:name="T10" style:family="text">
      <style:text-properties fo:font-weight="normal" officeooo:rsid="00271017" style:font-weight-asian="normal" style:font-weight-complex="normal"/>
    </style:style>
    <style:style style:name="T11" style:family="text">
      <style:text-properties fo:font-weight="normal" officeooo:rsid="0028e8d3" style:font-weight-asian="normal" style:font-weight-complex="normal"/>
    </style:style>
    <style:style style:name="T12" style:family="text">
      <style:text-properties fo:color="#000000" style:text-line-through-style="none" style:text-line-through-type="none" style:text-underline-style="none" fo:font-weight="normal" style:font-weight-asian="normal" style:font-weight-complex="normal"/>
    </style:style>
    <style:style style:name="T13" style:family="text">
      <style:text-properties fo:color="#000000" style:text-line-through-style="none" style:text-line-through-type="none" style:text-underline-style="none" fo:font-weight="normal" officeooo:rsid="00271017" style:font-weight-asian="normal" style:font-weight-complex="normal"/>
    </style:style>
    <style:style style:name="T14" style:family="text">
      <style:text-properties fo:color="#000000" fo:font-size="12pt" fo:language="en" fo:country="GB"/>
    </style:style>
    <style:style style:name="T15" style:family="text">
      <style:text-properties fo:color="#000000" fo:font-size="12pt" fo:language="en" fo:country="GB" fo:font-weight="normal" officeooo:rsid="001eddaa" style:font-weight-asian="normal" style:font-weight-complex="normal"/>
    </style:style>
    <style:style style:name="T16" style:family="text">
      <style:text-properties fo:font-size="12pt" fo:language="en" fo:country="GB"/>
    </style:style>
    <style:style style:name="T17" style:family="text">
      <style:text-properties fo:font-size="12pt" fo:language="en" fo:country="GB" fo:font-weight="normal" officeooo:rsid="001eddaa" style:font-weight-asian="normal" style:font-weight-complex="normal"/>
    </style:style>
    <style:style style:name="T18" style:family="text">
      <style:text-properties fo:font-size="12pt" fo:language="en" fo:country="GB" fo:font-weight="normal" officeooo:rsid="0028e8d3" style:font-weight-asian="normal" style:font-weight-complex="normal"/>
    </style:style>
    <style:style style:name="T19" style:family="text">
      <style:text-properties fo:font-size="12pt" fo:language="en" fo:country="GB" fo:font-weight="normal" officeooo:rsid="001dfbd4" style:font-weight-asian="normal" style:font-weight-complex="normal"/>
    </style:style>
    <style:style style:name="T20" style:family="text">
      <style:text-properties fo:font-size="12pt" fo:language="en" fo:country="GB" officeooo:rsid="0028e8d3"/>
    </style:style>
    <style:style style:name="T21" style:family="text">
      <style:text-properties fo:font-size="12pt" fo:language="en" fo:country="GB" fo:font-weight="bold" officeooo:rsid="0028e8d3"/>
    </style:style>
    <style:style style:name="T22" style:family="text">
      <style:text-properties fo:language="en" fo:country="GB" fo:font-style="italic"/>
    </style:style>
    <style:style style:name="T23" style:family="text">
      <style:text-properties fo:language="en" fo:country="GB" fo:font-style="italic" officeooo:rsid="0028e8d3"/>
    </style:style>
    <style:style style:name="T24" style:family="text">
      <style:text-properties fo:font-size="10pt" fo:language="en" fo:country="GB" fo:font-style="italic"/>
    </style:style>
    <style:style style:name="T25" style:family="text">
      <style:text-properties fo:font-size="10pt" fo:language="en" fo:country="GB" fo:font-style="italic" officeooo:rsid="0028e8d3"/>
    </style:style>
    <style:style style:name="T26" style:family="text">
      <style:text-properties fo:font-size="10pt" fo:language="en" fo:country="GB" fo:font-style="italic" officeooo:rsid="002b2e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s:</text:p>
      <text:p text:style-name="P2"/>
      <text:p text:style-name="P2">Revital Weic</text:p>
      <text:p text:style-name="P2">Riccardo Pergola</text:p>
      <text:p text:style-name="P2">Leon Thoma</text:p>
      <text:p text:style-name="P2"/>
      <text:p text:style-name="P3"><text:span text:style-name="T22">* </text:span><text:span text:style-name="T23">Task 1 + 2</text:span><text:span text:style-name="T24"> </text:span><text:span text:style-name="T25">are </text:span><text:span text:style-name="T24">based on so far literature review, which we agreed as a group to continue tomorrow. It may be not our final exercise, but we will hand </text:span><text:span text:style-name="T26">on time</text:span><text:span text:style-name="T24"> as expected.</text:span></text:p>
      <text:p text:style-name="P3"/>
      <text:p text:style-name="P15"><text:span text:style-name="T20">1. </text:span><text:span text:style-name="T21">Previous research:</text:span><text:span text:style-name="T20"> <text:line-break/></text:span><text:span text:style-name="T16">Previous studies mainly investigated how personality and gender involve with classifying subjects into categories of choices and interests </text:span><text:span text:style-name="T20">and different social phenomenon</text:span><text:span text:style-name="T16">, </text:span><text:span text:style-name="T20">e.g.</text:span><text:span text:style-name="T16"> consumption and thematic interests. Their mainly focus</text:span><text:span text:style-name="T20">ed</text:span><text:span text:style-name="T16"> on behavioural differences between the genders, especially p</text:span><text:span text:style-name="T14">atronage behavioural intentions and patronage patterns</text:span><text:span text:style-name="T16">.</text:span></text:p>
      <text:p text:style-name="P3"/>
      <text:p text:style-name="P3">2. Gap of knowledge and question:</text:p>
      <text:p text:style-name="P10"/>
      <text:p text:style-name="P16"><text:span text:style-name="T17">From the literature review so far, gender related studies suggest that </text:span><text:span text:style-name="T18">individual </text:span><text:span text:style-name="T17">repetitive </text:span><text:span text:style-name="T15">patronage patterns</text:span><text:span text:style-name="T3"> </text:span><text:span text:style-name="T17">correlated with gender related behaviour. However, we still have not encountered any study that has tested this relationship as a result of a group dynamic which associated to task accomplishment. In our research the proportion of the genders, as part of a group, is a factor that may affect the Research Skills project topic choice. Here we try to find out whether indeed the gender proportion in a random formed group of students is correlated to the choice of a topic under the </text:span><text:span text:style-name="T18">addressing</text:span><text:span text:style-name="T17"> of accomplishing a given assignment, taking into account that the common or similar choice of study field will not affect the choice of the projects topic.  </text:span><text:span text:style-name="T19">To answer our question we will </text:span><text:span text:style-name="T18">analyse</text:span><text:span text:style-name="T19"> the topics that students chose in their ‘Research Skills’ course over the past four years</text:span><text:span text:style-name="T17">.</text:span></text:p>
      <text:p text:style-name="P8"/>
      <text:p text:style-name="P3">3. Study design:</text:p>
      <text:p text:style-name="P3"/>
      <text:p text:style-name="P4"><text:span text:style-name="T4">In order to measure if the topic choice depends on the gender we will </text:span><text:span text:style-name="T2">assign the topic titles to stereotype-classes. </text:span><text:span text:style-name="T3">Stereotype-classes are divided into male </text:span><text:span text:style-name="T8">(technology, natural sciences and vehicles) </text:span><text:span text:style-name="T3">and female </text:span><text:span text:style-name="T8">(health &amp; </text:span><text:span text:style-name="T9">diet</text:span><text:span text:style-name="T8">, fashion &amp; shopping and Humanities)</text:span><text:span text:style-name="T3">.</text:span></text:p>
      <text:p text:style-name="P9"/>
      <text:p text:style-name="P5"><text:span text:style-name="T3">T</text:span><text:span text:style-name="T1">he definition of stereotype-classes is as follows </text:span><text:span text:style-name="T10">and was retrieved from the cambridge dictionary</text:span><text:span text:style-name="T1">:</text:span></text:p>
      <text:list xml:id="list8730603769810700170" text:style-name="L1">
        <text:list-item>
          <text:p text:style-name="P20"><text:span text:style-name="T1">Technology: ‘</text:span><text:span text:style-name="T9">the study and knowledge of the practical, especially industrial, use of scientific discoveries’</text:span></text:p>
          <text:p text:style-name="P18"/>
        </text:list-item>
        <text:list-item>
          <text:p text:style-name="P19">Vehicles: ‘a machine, usually with wheels and an engine, used for transporting people or good on land, especially on roads’</text:p>
          <text:p text:style-name="P19"/>
        </text:list-item>
        <text:list-item>
          <text:p text:style-name="P22">Natural sciences: ‘subjects such as biology, physics, and chemistry in which things that can be seen in nature are studied’</text:p>
          <text:p text:style-name="P22"/>
        </text:list-item>
        <text:list-item>
          <text:p text:style-name="P22">Health and diet: ‘The condition of the body and the degree to which it is free from illness, or the state of being well’ and ‘the food and drink usually eaten or drunk by a person or group’</text:p>
          <text:p text:style-name="P22"/>
        </text:list-item>
        <text:list-item>
          <text:p text:style-name="P22">Fashion and shopping: ‘a style that is popular at a particular time, especially in clothes, hair, make-up, etc.’ and ‘the activity of buying things from shops’</text:p>
          <text:p text:style-name="P22"/>
        </text:list-item>
        <text:list-item>
          <text:p text:style-name="P21"><text:soft-page-break/><text:span text:style-name="T12">Humanities and social sciences: ‘literature, language, history, philosophy, economics, sociology’ and ‘</text:span><text:span text:style-name="T13">the study of society and the way people live’</text:span></text:p>
        </text:list-item>
      </text:list>
      <text:p text:style-name="P1"/>
      <text:p text:style-name="P1"/>
      <text:p text:style-name="P9"/>
      <text:p text:style-name="P4"><text:span text:style-name="T3"><text:s/></text:span><text:span text:style-name="T4">By using the students given name w</text:span><text:span text:style-name="T11">e</text:span><text:span text:style-name="T4"> will allocate a gender to each student.</text:span></text:p>
      <text:p text:style-name="P11"/>
      <text:p text:style-name="P6"><text:span text:style-name="T1">To assign a stereotype-class to a title we will split our group into ‘master’ and ‘examiner</text:span><text:span text:style-name="T5">s</text:span><text:span text:style-name="T1">’. The ‘master’ is reading all the titles of one year to the three ‘examiners’. ‘Examiners’ evalua</text:span><text:span text:style-name="T5">te </text:span><text:span text:style-name="T1">the title</text:span><text:span text:style-name="T5"> and relate</text:span><text:span text:style-name="T1"> it to a stereotype-class </text:span><text:span text:style-name="T5">not knowing the gender of the student allocated to the title</text:span><text:span text:style-name="T1">. </text:span><text:span text:style-name="T5">The stereotype-class with the highest proportion of votes will then be used for the evaluated title. </text:span><text:span text:style-name="T6">If the evaluation process doesn’t yield an unambiguous result (e.g. every ‘examiner’ chooses a different stereotype-class) we will ask three random people to evaluate the title in the same manner.</text:span></text:p>
      <text:p text:style-name="P12"/>
      <text:p text:style-name="P13">For every year that we have the course data, one of our group members will be the ‘master’. Starting with the youngest person as the first ‘master’ we will then take turns being ‘master’ by increasing age.</text:p>
      <text:p text:style-name="P13"/>
      <text:p text:style-name="P7"><text:span text:style-name="T1">If </text:span><text:span text:style-name="T7">we need to make changes to the protocol or a decision on field day we will discuss alternatives in the group and then have a match of rock, paper, scissors until one person wins. The winner can then decide what alternative we use.</text:span></text:p>
      <text:p text:style-name="P14"/>
      <text:p text:style-name="P8"/>
      <text:p text:style-name="P10"/>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 svg:font-family="'Times New Roma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20:50.251104421</meta:creation-date>
    <meta:generator>LibreOffice/5.2.5.1$Windows_x86 LibreOffice_project/0312e1a284a7d50ca85a365c316c7abbf20a4d22</meta:generator>
    <dc:date>2019-10-24T21:04:00.252000000</dc:date>
    <meta:editing-duration>PT24M9S</meta:editing-duration>
    <meta:editing-cycles>5</meta:editing-cycles>
    <meta:document-statistic meta:table-count="0" meta:image-count="0" meta:object-count="0" meta:page-count="2" meta:paragraph-count="26" meta:word-count="640" meta:character-count="3863" meta:non-whitespace-character-count="3252"/>
  </office:meta>
</office:document-meta>
</file>